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87mm"/>
    </style:style>
    <style:style style:name="ro1" style:family="table-row">
      <style:table-row-properties style:row-height="4.8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3"/>
      <style:map style:condition="cell-content()=2" style:apply-style-name="壁" style:base-cell-address="Sheet1.A3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B3"/>
      <style:map style:condition="cell-content()=2" style:apply-style-name="壁" style:base-cell-address="Sheet1.B3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C3"/>
      <style:map style:condition="cell-content()=2" style:apply-style-name="壁" style:base-cell-address="Sheet1.C3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D3"/>
      <style:map style:condition="cell-content()=2" style:apply-style-name="壁" style:base-cell-address="Sheet1.D3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E3"/>
      <style:map style:condition="cell-content()=2" style:apply-style-name="壁" style:base-cell-address="Sheet1.E3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D3"/>
      <style:map style:condition="cell-content()=2" style:apply-style-name="壁" style:base-cell-address="Sheet1.AD3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3"/>
      <style:map style:condition="cell-content()=2" style:apply-style-name="壁" style:base-cell-address="Sheet1.F3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8"/>
      <style:map style:condition="cell-content()=2" style:apply-style-name="壁" style:base-cell-address="Sheet1.F8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G3"/>
      <style:map style:condition="cell-content()=2" style:apply-style-name="壁" style:base-cell-address="Sheet1.G3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G8"/>
      <style:map style:condition="cell-content()=2" style:apply-style-name="壁" style:base-cell-address="Sheet1.G8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H3"/>
      <style:map style:condition="cell-content()=2" style:apply-style-name="壁" style:base-cell-address="Sheet1.H3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H8"/>
      <style:map style:condition="cell-content()=2" style:apply-style-name="壁" style:base-cell-address="Sheet1.H8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I3"/>
      <style:map style:condition="cell-content()=2" style:apply-style-name="壁" style:base-cell-address="Sheet1.I3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I8"/>
      <style:map style:condition="cell-content()=2" style:apply-style-name="壁" style:base-cell-address="Sheet1.I8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J3"/>
      <style:map style:condition="cell-content()=2" style:apply-style-name="壁" style:base-cell-address="Sheet1.J3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J8"/>
      <style:map style:condition="cell-content()=2" style:apply-style-name="壁" style:base-cell-address="Sheet1.J8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K3"/>
      <style:map style:condition="cell-content()=2" style:apply-style-name="壁" style:base-cell-address="Sheet1.K3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K8"/>
      <style:map style:condition="cell-content()=2" style:apply-style-name="壁" style:base-cell-address="Sheet1.K8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L3"/>
      <style:map style:condition="cell-content()=2" style:apply-style-name="壁" style:base-cell-address="Sheet1.L3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L8"/>
      <style:map style:condition="cell-content()=2" style:apply-style-name="壁" style:base-cell-address="Sheet1.L8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M3"/>
      <style:map style:condition="cell-content()=2" style:apply-style-name="壁" style:base-cell-address="Sheet1.M3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M8"/>
      <style:map style:condition="cell-content()=2" style:apply-style-name="壁" style:base-cell-address="Sheet1.M8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N3"/>
      <style:map style:condition="cell-content()=2" style:apply-style-name="壁" style:base-cell-address="Sheet1.N3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N8"/>
      <style:map style:condition="cell-content()=2" style:apply-style-name="壁" style:base-cell-address="Sheet1.N8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O3"/>
      <style:map style:condition="cell-content()=2" style:apply-style-name="壁" style:base-cell-address="Sheet1.O3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O8"/>
      <style:map style:condition="cell-content()=2" style:apply-style-name="壁" style:base-cell-address="Sheet1.O8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P3"/>
      <style:map style:condition="cell-content()=2" style:apply-style-name="壁" style:base-cell-address="Sheet1.P3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P8"/>
      <style:map style:condition="cell-content()=2" style:apply-style-name="壁" style:base-cell-address="Sheet1.P8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Q3"/>
      <style:map style:condition="cell-content()=2" style:apply-style-name="壁" style:base-cell-address="Sheet1.Q3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Q8"/>
      <style:map style:condition="cell-content()=2" style:apply-style-name="壁" style:base-cell-address="Sheet1.Q8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R3"/>
      <style:map style:condition="cell-content()=2" style:apply-style-name="壁" style:base-cell-address="Sheet1.R3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R8"/>
      <style:map style:condition="cell-content()=2" style:apply-style-name="壁" style:base-cell-address="Sheet1.R8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S3"/>
      <style:map style:condition="cell-content()=2" style:apply-style-name="壁" style:base-cell-address="Sheet1.S3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S8"/>
      <style:map style:condition="cell-content()=2" style:apply-style-name="壁" style:base-cell-address="Sheet1.S8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T3"/>
      <style:map style:condition="cell-content()=2" style:apply-style-name="壁" style:base-cell-address="Sheet1.T3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T8"/>
      <style:map style:condition="cell-content()=2" style:apply-style-name="壁" style:base-cell-address="Sheet1.T8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U3"/>
      <style:map style:condition="cell-content()=2" style:apply-style-name="壁" style:base-cell-address="Sheet1.U3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U8"/>
      <style:map style:condition="cell-content()=2" style:apply-style-name="壁" style:base-cell-address="Sheet1.U8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V3"/>
      <style:map style:condition="cell-content()=2" style:apply-style-name="壁" style:base-cell-address="Sheet1.V3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V8"/>
      <style:map style:condition="cell-content()=2" style:apply-style-name="壁" style:base-cell-address="Sheet1.V8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W3"/>
      <style:map style:condition="cell-content()=2" style:apply-style-name="壁" style:base-cell-address="Sheet1.W3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W8"/>
      <style:map style:condition="cell-content()=2" style:apply-style-name="壁" style:base-cell-address="Sheet1.W8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X3"/>
      <style:map style:condition="cell-content()=2" style:apply-style-name="壁" style:base-cell-address="Sheet1.X3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X8"/>
      <style:map style:condition="cell-content()=2" style:apply-style-name="壁" style:base-cell-address="Sheet1.X8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Y3"/>
      <style:map style:condition="cell-content()=2" style:apply-style-name="壁" style:base-cell-address="Sheet1.Y3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Y8"/>
      <style:map style:condition="cell-content()=2" style:apply-style-name="壁" style:base-cell-address="Sheet1.Y8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Z3"/>
      <style:map style:condition="cell-content()=2" style:apply-style-name="壁" style:base-cell-address="Sheet1.Z3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A3"/>
      <style:map style:condition="cell-content()=2" style:apply-style-name="壁" style:base-cell-address="Sheet1.AA3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B3"/>
      <style:map style:condition="cell-content()=2" style:apply-style-name="壁" style:base-cell-address="Sheet1.AB3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C3"/>
      <style:map style:condition="cell-content()=2" style:apply-style-name="壁" style:base-cell-address="Sheet1.AC3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8"/>
        <table:table-row table:style-name="ro1">
          <table:table-cell table:style-name="ce15" office:value-type="string" calcext:value-type="string">
            <text:p>2 = 破壊不可能な壁、1 = 壁、0 = 部屋空間、3 = 道空間、E = 固定敵、P = プレイヤー</text:p>
          </table:table-cell>
          <table:table-cell table:style-name="ce15" table:number-columns-repeated="1023"/>
        </table:table-row>
        <table:table-row table:style-name="ro1">
          <table:table-cell table:number-columns-repeated="30" table:style-name="ce3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30" table:style-name="ce3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30" table:style-name="ce3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3" calcext:value-type="float">
            <text:p>3</text:p>
          </table:table-cell>
          <table:table-cell table:number-columns-repeated="10" table:style-name="ce3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P</text:p>
          </table:table-cell>
          <table:table-cell table:style-name="ce36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7" office:value-type="float" office:value="3" calcext:value-type="float">
            <text:p>3</text:p>
          </table:table-cell>
          <table:table-cell table:style-name="ce71" office:value-type="float" office:value="3" calcext:value-type="float">
            <text:p>3</text:p>
          </table:table-cell>
          <table:table-cell table:style-name="ce74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</text:p>
          </table:table-cell>
          <table:table-cell table:number-columns-repeated="6" table:style-name="ce3" office:value-type="float" office:value="3" calcext:value-type="float">
            <text:p>3</text:p>
          </table:table-cell>
          <table:table-cell table:number-columns-repeated="10" table:style-name="ce3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7" office:value-type="float" office:value="3" calcext:value-type="float">
            <text:p>3</text:p>
          </table:table-cell>
          <table:table-cell table:style-name="ce71" office:value-type="float" office:value="3" calcext:value-type="float">
            <text:p>3</text:p>
          </table:table-cell>
          <table:table-cell table:style-name="ce74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</text:p>
          </table:table-cell>
          <table:table-cell table:number-columns-repeated="10" table:style-name="ce3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3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3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3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3" calcext:value-type="float">
            <text:p>3</text:p>
          </table:table-cell>
          <table:table-cell table:number-columns-repeated="10" table:style-name="ce3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7" office:value-type="float" office:value="3" calcext:value-type="float">
            <text:p>3</text:p>
          </table:table-cell>
          <table:table-cell table:style-name="ce71" office:value-type="float" office:value="3" calcext:value-type="float">
            <text:p>3</text:p>
          </table:table-cell>
          <table:table-cell table:style-name="ce74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</text:p>
          </table:table-cell>
          <table:table-cell table:number-columns-repeated="6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number-columns-repeated="10" table:style-name="ce3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7" office:value-type="float" office:value="3" calcext:value-type="float">
            <text:p>3</text:p>
          </table:table-cell>
          <table:table-cell table:style-name="ce71" office:value-type="float" office:value="3" calcext:value-type="float">
            <text:p>3</text:p>
          </table:table-cell>
          <table:table-cell table:style-name="ce74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3" calcext:value-type="float">
            <text:p>3</text:p>
          </table:table-cell>
          <table:table-cell table:number-columns-repeated="10" table:style-name="ce3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3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8" table:style-name="ce3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3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84" office:value-type="float" office:value="3" calcext:value-type="float">
            <text:p>3</text:p>
          </table:table-cell>
          <table:table-cell table:style-name="ce88" office:value-type="float" office:value="3" calcext:value-type="float">
            <text:p>3</text:p>
          </table:table-cell>
          <table:table-cell table:style-name="ce91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3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3" calcext:value-type="float">
            <text:p>3</text:p>
          </table:table-cell>
          <table:table-cell table:style-name="ce96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3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table:style-name="ce47" office:value-type="float" office:value="3" calcext:value-type="float">
            <text:p>3</text:p>
          </table:table-cell>
          <table:table-cell table:style-name="ce51" office:value-type="float" office:value="3" calcext:value-type="float">
            <text:p>3</text:p>
          </table:table-cell>
          <table:table-cell table:style-name="ce54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61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67" office:value-type="float" office:value="3" calcext:value-type="float">
            <text:p>3</text:p>
          </table:table-cell>
          <table:table-cell table:style-name="ce71" office:value-type="float" office:value="3" calcext:value-type="float">
            <text:p>3</text:p>
          </table:table-cell>
          <table:table-cell table:style-name="ce74" office:value-type="float" office:value="3" calcext:value-type="float">
            <text:p>3</text:p>
          </table:table-cell>
          <table:table-cell table:style-name="ce78" office:value-type="float" office:value="3" calcext:value-type="float">
            <text:p>3</text:p>
          </table:table-cell>
          <table:table-cell table:style-name="ce81" office:value-type="float" office:value="3" calcext:value-type="float">
            <text:p>3</text:p>
          </table:table-cell>
          <table:table-cell table:style-name="ce84" office:value-type="float" office:value="3" calcext:value-type="float">
            <text:p>3</text:p>
          </table:table-cell>
          <table:table-cell table:style-name="ce88" office:value-type="float" office:value="3" calcext:value-type="float">
            <text:p>3</text:p>
          </table:table-cell>
          <table:table-cell table:style-name="ce91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21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30" table:style-name="ce3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30" table:style-name="ce3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 table:number-rows-repeated="5">
          <table:table-cell table:style-name="ce2" table:number-columns-repeated="37"/>
          <table:table-cell table:number-columns-repeated="98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E2:Sheet1.AK36 Sheet1.A3:Sheet1.AD36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A2:Sheet1.AD2 Sheet1.A4:Sheet1.AD7 Sheet1.A31:Sheet1.AD31 Sheet1.A11:Sheet1.E12 Sheet1.A14:Sheet1.E14 Sheet1.A16:Sheet1.E17 Sheet1.A21:Sheet1.E22 Sheet1.A24:Sheet1.E24 Sheet1.A26:Sheet1.E27 Sheet1.A29:Sheet1.AD29 Sheet1.A9:Sheet1.AD9 Sheet1.AA11:Sheet1.AD12 Sheet1.AA14:Sheet1.AD14 Sheet1.AA16:Sheet1.AD17 Sheet1.A19:Sheet1.AD19 Sheet1.AA21:Sheet1.AD22 Sheet1.AA24:Sheet1.AD24 Sheet1.AA26:Sheet1.AD27 Sheet1.F11:Sheet1.Z11 Sheet1.F13:Sheet1.Z13 Sheet1.F15:Sheet1.Z15 Sheet1.F17:Sheet1.Z17 Sheet1.F21:Sheet1.Z21 Sheet1.F23:Sheet1.Z23 Sheet1.F25:Sheet1.Z25 Sheet1.F27:Sheet1.Z27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A3:Sheet1.A3 Sheet1.A5:Sheet1.A5 Sheet1.A8:Sheet1.A8 Sheet1.A10:Sheet1.A10 Sheet1.A13:Sheet1.A13 Sheet1.A15:Sheet1.A15 Sheet1.A18:Sheet1.A18 Sheet1.A20:Sheet1.A20 Sheet1.A23:Sheet1.A23 Sheet1.A25:Sheet1.A25 Sheet1.A28:Sheet1.A28 Sheet1.A30:Sheet1.A30 Sheet1.F28:Sheet1.F28 Sheet1.K28:Sheet1.K28 Sheet1.P28:Sheet1.P28 Sheet1.U28:Sheet1.U28 Sheet1.Z28:Sheet1.Z28 Sheet1.F30:Sheet1.F30 Sheet1.K30:Sheet1.K30 Sheet1.P30:Sheet1.P30 Sheet1.U30:Sheet1.U30 Sheet1.Z30:Sheet1.Z30">
            <calcext:condition calcext:apply-style-name="壁" calcext:value="=1" calcext:base-cell-address="Sheet1.A3"/>
            <calcext:condition calcext:apply-style-name="壁" calcext:value="=2" calcext:base-cell-address="Sheet1.A3"/>
          </calcext:conditional-format>
          <calcext:conditional-format calcext:target-range-address="Sheet1.B3:Sheet1.B3 Sheet1.B5:Sheet1.B5 Sheet1.B8:Sheet1.B8 Sheet1.B10:Sheet1.B10 Sheet1.B13:Sheet1.B13 Sheet1.B15:Sheet1.B15 Sheet1.B18:Sheet1.B18 Sheet1.B20:Sheet1.B20 Sheet1.B23:Sheet1.B23 Sheet1.B25:Sheet1.B25 Sheet1.B28:Sheet1.B28 Sheet1.B30:Sheet1.B30 Sheet1.G28:Sheet1.G28 Sheet1.L28:Sheet1.L28 Sheet1.Q28:Sheet1.Q28 Sheet1.V28:Sheet1.V28 Sheet1.AA28:Sheet1.AA28 Sheet1.G30:Sheet1.G30 Sheet1.L30:Sheet1.L30 Sheet1.Q30:Sheet1.Q30 Sheet1.V30:Sheet1.V30 Sheet1.AA30:Sheet1.AA30">
            <calcext:condition calcext:apply-style-name="壁" calcext:value="=1" calcext:base-cell-address="Sheet1.B3"/>
            <calcext:condition calcext:apply-style-name="壁" calcext:value="=2" calcext:base-cell-address="Sheet1.B3"/>
          </calcext:conditional-format>
          <calcext:conditional-format calcext:target-range-address="Sheet1.C3:Sheet1.C3 Sheet1.C5:Sheet1.C5 Sheet1.C8:Sheet1.C8 Sheet1.C10:Sheet1.C10 Sheet1.C13:Sheet1.C13 Sheet1.C15:Sheet1.C15 Sheet1.C18:Sheet1.C18 Sheet1.C20:Sheet1.C20 Sheet1.C23:Sheet1.C23 Sheet1.C25:Sheet1.C25 Sheet1.C28:Sheet1.C28 Sheet1.C30:Sheet1.C30 Sheet1.H28:Sheet1.H28 Sheet1.M28:Sheet1.M28 Sheet1.R28:Sheet1.R28 Sheet1.W28:Sheet1.W28 Sheet1.AB28:Sheet1.AB28 Sheet1.H30:Sheet1.H30 Sheet1.M30:Sheet1.M30 Sheet1.R30:Sheet1.R30 Sheet1.W30:Sheet1.W30 Sheet1.AB30:Sheet1.AB30">
            <calcext:condition calcext:apply-style-name="壁" calcext:value="=1" calcext:base-cell-address="Sheet1.C3"/>
            <calcext:condition calcext:apply-style-name="壁" calcext:value="=2" calcext:base-cell-address="Sheet1.C3"/>
          </calcext:conditional-format>
          <calcext:conditional-format calcext:target-range-address="Sheet1.D3:Sheet1.D3 Sheet1.D5:Sheet1.D5 Sheet1.D8:Sheet1.D8 Sheet1.D10:Sheet1.D10 Sheet1.D13:Sheet1.D13 Sheet1.D15:Sheet1.D15 Sheet1.D18:Sheet1.D18 Sheet1.D20:Sheet1.D20 Sheet1.D23:Sheet1.D23 Sheet1.D25:Sheet1.D25 Sheet1.D28:Sheet1.D28 Sheet1.D30:Sheet1.D30 Sheet1.I28:Sheet1.I28 Sheet1.N28:Sheet1.N28 Sheet1.S28:Sheet1.S28 Sheet1.X28:Sheet1.X28 Sheet1.AC28:Sheet1.AC28 Sheet1.I30:Sheet1.I30 Sheet1.N30:Sheet1.N30 Sheet1.S30:Sheet1.S30 Sheet1.X30:Sheet1.X30 Sheet1.AC30:Sheet1.AC30">
            <calcext:condition calcext:apply-style-name="壁" calcext:value="=1" calcext:base-cell-address="Sheet1.D3"/>
            <calcext:condition calcext:apply-style-name="壁" calcext:value="=2" calcext:base-cell-address="Sheet1.D3"/>
          </calcext:conditional-format>
          <calcext:conditional-format calcext:target-range-address="Sheet1.E3:Sheet1.E3 Sheet1.E5:Sheet1.E5 Sheet1.E8:Sheet1.E8 Sheet1.E10:Sheet1.E10 Sheet1.E13:Sheet1.E13 Sheet1.E15:Sheet1.E15 Sheet1.E18:Sheet1.E18 Sheet1.E20:Sheet1.E20 Sheet1.E23:Sheet1.E23 Sheet1.E25:Sheet1.E25 Sheet1.E28:Sheet1.E28 Sheet1.E30:Sheet1.E30 Sheet1.J28:Sheet1.J28 Sheet1.O28:Sheet1.O28 Sheet1.T28:Sheet1.T28 Sheet1.Y28:Sheet1.Y28 Sheet1.AD28:Sheet1.AD28 Sheet1.J30:Sheet1.J30 Sheet1.O30:Sheet1.O30 Sheet1.T30:Sheet1.T30 Sheet1.Y30:Sheet1.Y30 Sheet1.AD30:Sheet1.AD30">
            <calcext:condition calcext:apply-style-name="壁" calcext:value="=1" calcext:base-cell-address="Sheet1.E3"/>
            <calcext:condition calcext:apply-style-name="壁" calcext:value="=2" calcext:base-cell-address="Sheet1.E3"/>
          </calcext:conditional-format>
          <calcext:conditional-format calcext:target-range-address="Sheet1.F3:Sheet1.F3 Sheet1.F5:Sheet1.F5">
            <calcext:condition calcext:apply-style-name="壁" calcext:value="=1" calcext:base-cell-address="Sheet1.F3"/>
            <calcext:condition calcext:apply-style-name="壁" calcext:value="=2" calcext:base-cell-address="Sheet1.F3"/>
          </calcext:conditional-format>
          <calcext:conditional-format calcext:target-range-address="Sheet1.G3:Sheet1.G3 Sheet1.G5:Sheet1.G5">
            <calcext:condition calcext:apply-style-name="壁" calcext:value="=1" calcext:base-cell-address="Sheet1.G3"/>
            <calcext:condition calcext:apply-style-name="壁" calcext:value="=2" calcext:base-cell-address="Sheet1.G3"/>
          </calcext:conditional-format>
          <calcext:conditional-format calcext:target-range-address="Sheet1.H3:Sheet1.H3 Sheet1.H5:Sheet1.H5">
            <calcext:condition calcext:apply-style-name="壁" calcext:value="=1" calcext:base-cell-address="Sheet1.H3"/>
            <calcext:condition calcext:apply-style-name="壁" calcext:value="=2" calcext:base-cell-address="Sheet1.H3"/>
          </calcext:conditional-format>
          <calcext:conditional-format calcext:target-range-address="Sheet1.I3:Sheet1.I3 Sheet1.I5:Sheet1.I5">
            <calcext:condition calcext:apply-style-name="壁" calcext:value="=1" calcext:base-cell-address="Sheet1.I3"/>
            <calcext:condition calcext:apply-style-name="壁" calcext:value="=2" calcext:base-cell-address="Sheet1.I3"/>
          </calcext:conditional-format>
          <calcext:conditional-format calcext:target-range-address="Sheet1.J3:Sheet1.J3 Sheet1.J5:Sheet1.J5">
            <calcext:condition calcext:apply-style-name="壁" calcext:value="=1" calcext:base-cell-address="Sheet1.J3"/>
            <calcext:condition calcext:apply-style-name="壁" calcext:value="=2" calcext:base-cell-address="Sheet1.J3"/>
          </calcext:conditional-format>
          <calcext:conditional-format calcext:target-range-address="Sheet1.K3:Sheet1.K3 Sheet1.K5:Sheet1.K5">
            <calcext:condition calcext:apply-style-name="壁" calcext:value="=1" calcext:base-cell-address="Sheet1.K3"/>
            <calcext:condition calcext:apply-style-name="壁" calcext:value="=2" calcext:base-cell-address="Sheet1.K3"/>
          </calcext:conditional-format>
          <calcext:conditional-format calcext:target-range-address="Sheet1.L3:Sheet1.L3 Sheet1.L5:Sheet1.L5">
            <calcext:condition calcext:apply-style-name="壁" calcext:value="=1" calcext:base-cell-address="Sheet1.L3"/>
            <calcext:condition calcext:apply-style-name="壁" calcext:value="=2" calcext:base-cell-address="Sheet1.L3"/>
          </calcext:conditional-format>
          <calcext:conditional-format calcext:target-range-address="Sheet1.M3:Sheet1.M3 Sheet1.M5:Sheet1.M5">
            <calcext:condition calcext:apply-style-name="壁" calcext:value="=1" calcext:base-cell-address="Sheet1.M3"/>
            <calcext:condition calcext:apply-style-name="壁" calcext:value="=2" calcext:base-cell-address="Sheet1.M3"/>
          </calcext:conditional-format>
          <calcext:conditional-format calcext:target-range-address="Sheet1.N3:Sheet1.N3 Sheet1.N5:Sheet1.N5">
            <calcext:condition calcext:apply-style-name="壁" calcext:value="=1" calcext:base-cell-address="Sheet1.N3"/>
            <calcext:condition calcext:apply-style-name="壁" calcext:value="=2" calcext:base-cell-address="Sheet1.N3"/>
          </calcext:conditional-format>
          <calcext:conditional-format calcext:target-range-address="Sheet1.O3:Sheet1.O3 Sheet1.O5:Sheet1.O5">
            <calcext:condition calcext:apply-style-name="壁" calcext:value="=1" calcext:base-cell-address="Sheet1.O3"/>
            <calcext:condition calcext:apply-style-name="壁" calcext:value="=2" calcext:base-cell-address="Sheet1.O3"/>
          </calcext:conditional-format>
          <calcext:conditional-format calcext:target-range-address="Sheet1.P3:Sheet1.P3 Sheet1.P5:Sheet1.P5">
            <calcext:condition calcext:apply-style-name="壁" calcext:value="=1" calcext:base-cell-address="Sheet1.P3"/>
            <calcext:condition calcext:apply-style-name="壁" calcext:value="=2" calcext:base-cell-address="Sheet1.P3"/>
          </calcext:conditional-format>
          <calcext:conditional-format calcext:target-range-address="Sheet1.Q3:Sheet1.Q3 Sheet1.Q5:Sheet1.Q5">
            <calcext:condition calcext:apply-style-name="壁" calcext:value="=1" calcext:base-cell-address="Sheet1.Q3"/>
            <calcext:condition calcext:apply-style-name="壁" calcext:value="=2" calcext:base-cell-address="Sheet1.Q3"/>
          </calcext:conditional-format>
          <calcext:conditional-format calcext:target-range-address="Sheet1.R3:Sheet1.R3 Sheet1.R5:Sheet1.R5">
            <calcext:condition calcext:apply-style-name="壁" calcext:value="=1" calcext:base-cell-address="Sheet1.R3"/>
            <calcext:condition calcext:apply-style-name="壁" calcext:value="=2" calcext:base-cell-address="Sheet1.R3"/>
          </calcext:conditional-format>
          <calcext:conditional-format calcext:target-range-address="Sheet1.S3:Sheet1.S3 Sheet1.S5:Sheet1.S5">
            <calcext:condition calcext:apply-style-name="壁" calcext:value="=1" calcext:base-cell-address="Sheet1.S3"/>
            <calcext:condition calcext:apply-style-name="壁" calcext:value="=2" calcext:base-cell-address="Sheet1.S3"/>
          </calcext:conditional-format>
          <calcext:conditional-format calcext:target-range-address="Sheet1.T3:Sheet1.T3 Sheet1.T5:Sheet1.T5">
            <calcext:condition calcext:apply-style-name="壁" calcext:value="=1" calcext:base-cell-address="Sheet1.T3"/>
            <calcext:condition calcext:apply-style-name="壁" calcext:value="=2" calcext:base-cell-address="Sheet1.T3"/>
          </calcext:conditional-format>
          <calcext:conditional-format calcext:target-range-address="Sheet1.U3:Sheet1.U3 Sheet1.U5:Sheet1.U5">
            <calcext:condition calcext:apply-style-name="壁" calcext:value="=1" calcext:base-cell-address="Sheet1.U3"/>
            <calcext:condition calcext:apply-style-name="壁" calcext:value="=2" calcext:base-cell-address="Sheet1.U3"/>
          </calcext:conditional-format>
          <calcext:conditional-format calcext:target-range-address="Sheet1.V3:Sheet1.V3 Sheet1.V5:Sheet1.V5">
            <calcext:condition calcext:apply-style-name="壁" calcext:value="=1" calcext:base-cell-address="Sheet1.V3"/>
            <calcext:condition calcext:apply-style-name="壁" calcext:value="=2" calcext:base-cell-address="Sheet1.V3"/>
          </calcext:conditional-format>
          <calcext:conditional-format calcext:target-range-address="Sheet1.W3:Sheet1.W3 Sheet1.W5:Sheet1.W5">
            <calcext:condition calcext:apply-style-name="壁" calcext:value="=1" calcext:base-cell-address="Sheet1.W3"/>
            <calcext:condition calcext:apply-style-name="壁" calcext:value="=2" calcext:base-cell-address="Sheet1.W3"/>
          </calcext:conditional-format>
          <calcext:conditional-format calcext:target-range-address="Sheet1.X3:Sheet1.X3 Sheet1.X5:Sheet1.X5">
            <calcext:condition calcext:apply-style-name="壁" calcext:value="=1" calcext:base-cell-address="Sheet1.X3"/>
            <calcext:condition calcext:apply-style-name="壁" calcext:value="=2" calcext:base-cell-address="Sheet1.X3"/>
          </calcext:conditional-format>
          <calcext:conditional-format calcext:target-range-address="Sheet1.Y3:Sheet1.Y3 Sheet1.Y5:Sheet1.Y5">
            <calcext:condition calcext:apply-style-name="壁" calcext:value="=1" calcext:base-cell-address="Sheet1.Y3"/>
            <calcext:condition calcext:apply-style-name="壁" calcext:value="=2" calcext:base-cell-address="Sheet1.Y3"/>
          </calcext:conditional-format>
          <calcext:conditional-format calcext:target-range-address="Sheet1.Z3:Sheet1.Z3 Sheet1.Z5:Sheet1.Z5">
            <calcext:condition calcext:apply-style-name="壁" calcext:value="=1" calcext:base-cell-address="Sheet1.Z3"/>
            <calcext:condition calcext:apply-style-name="壁" calcext:value="=2" calcext:base-cell-address="Sheet1.Z3"/>
          </calcext:conditional-format>
          <calcext:conditional-format calcext:target-range-address="Sheet1.AA3:Sheet1.AA3 Sheet1.AA5:Sheet1.AA5 Sheet1.AA8:Sheet1.AA8 Sheet1.AA10:Sheet1.AA10 Sheet1.AA13:Sheet1.AA13 Sheet1.AA15:Sheet1.AA15 Sheet1.AA18:Sheet1.AA18 Sheet1.AA20:Sheet1.AA20 Sheet1.AA23:Sheet1.AA23 Sheet1.AA25:Sheet1.AA25">
            <calcext:condition calcext:apply-style-name="壁" calcext:value="=1" calcext:base-cell-address="Sheet1.AA3"/>
            <calcext:condition calcext:apply-style-name="壁" calcext:value="=2" calcext:base-cell-address="Sheet1.AA3"/>
          </calcext:conditional-format>
          <calcext:conditional-format calcext:target-range-address="Sheet1.AB3:Sheet1.AB3 Sheet1.AB5:Sheet1.AB5 Sheet1.AB8:Sheet1.AB8 Sheet1.AB10:Sheet1.AB10 Sheet1.AB13:Sheet1.AB13 Sheet1.AB15:Sheet1.AB15 Sheet1.AB18:Sheet1.AB18 Sheet1.AB20:Sheet1.AB20 Sheet1.AB23:Sheet1.AB23 Sheet1.AB25:Sheet1.AB25">
            <calcext:condition calcext:apply-style-name="壁" calcext:value="=1" calcext:base-cell-address="Sheet1.AB3"/>
            <calcext:condition calcext:apply-style-name="壁" calcext:value="=2" calcext:base-cell-address="Sheet1.AB3"/>
          </calcext:conditional-format>
          <calcext:conditional-format calcext:target-range-address="Sheet1.AC3:Sheet1.AC3 Sheet1.AC5:Sheet1.AC5 Sheet1.AC8:Sheet1.AC8 Sheet1.AC10:Sheet1.AC10 Sheet1.AC13:Sheet1.AC13 Sheet1.AC15:Sheet1.AC15 Sheet1.AC18:Sheet1.AC18 Sheet1.AC20:Sheet1.AC20 Sheet1.AC23:Sheet1.AC23 Sheet1.AC25:Sheet1.AC25">
            <calcext:condition calcext:apply-style-name="壁" calcext:value="=1" calcext:base-cell-address="Sheet1.AC3"/>
            <calcext:condition calcext:apply-style-name="壁" calcext:value="=2" calcext:base-cell-address="Sheet1.AC3"/>
          </calcext:conditional-format>
          <calcext:conditional-format calcext:target-range-address="Sheet1.AD3:Sheet1.AD3 Sheet1.AD5:Sheet1.AD5 Sheet1.AD8:Sheet1.AD8 Sheet1.AD10:Sheet1.AD10 Sheet1.AD13:Sheet1.AD13 Sheet1.AD15:Sheet1.AD15 Sheet1.AD18:Sheet1.AD18 Sheet1.AD20:Sheet1.AD20 Sheet1.AD23:Sheet1.AD23 Sheet1.AD25:Sheet1.AD25">
            <calcext:condition calcext:apply-style-name="壁" calcext:value="=1" calcext:base-cell-address="Sheet1.AD3"/>
            <calcext:condition calcext:apply-style-name="壁" calcext:value="=2" calcext:base-cell-address="Sheet1.AD3"/>
          </calcext:conditional-format>
          <calcext:conditional-format calcext:target-range-address="Sheet1.F8:Sheet1.F8 Sheet1.F10:Sheet1.F10 Sheet1.F12:Sheet1.F12 Sheet1.F14:Sheet1.F14 Sheet1.F16:Sheet1.F16 Sheet1.F18:Sheet1.F18 Sheet1.F20:Sheet1.F20 Sheet1.F22:Sheet1.F22 Sheet1.F24:Sheet1.F24 Sheet1.F26:Sheet1.F26">
            <calcext:condition calcext:apply-style-name="壁" calcext:value="=1" calcext:base-cell-address="Sheet1.F8"/>
            <calcext:condition calcext:apply-style-name="壁" calcext:value="=2" calcext:base-cell-address="Sheet1.F8"/>
          </calcext:conditional-format>
          <calcext:conditional-format calcext:target-range-address="Sheet1.G8:Sheet1.G8 Sheet1.G10:Sheet1.G10 Sheet1.G12:Sheet1.G12 Sheet1.G14:Sheet1.G14 Sheet1.G16:Sheet1.G16 Sheet1.G18:Sheet1.G18 Sheet1.G20:Sheet1.G20 Sheet1.G22:Sheet1.G22 Sheet1.G24:Sheet1.G24 Sheet1.G26:Sheet1.G26">
            <calcext:condition calcext:apply-style-name="壁" calcext:value="=1" calcext:base-cell-address="Sheet1.G8"/>
            <calcext:condition calcext:apply-style-name="壁" calcext:value="=2" calcext:base-cell-address="Sheet1.G8"/>
          </calcext:conditional-format>
          <calcext:conditional-format calcext:target-range-address="Sheet1.H8:Sheet1.H8 Sheet1.H10:Sheet1.H10 Sheet1.H12:Sheet1.H12 Sheet1.H14:Sheet1.H14 Sheet1.H16:Sheet1.H16 Sheet1.H18:Sheet1.H18 Sheet1.H20:Sheet1.H20 Sheet1.H22:Sheet1.H22 Sheet1.H24:Sheet1.H24 Sheet1.H26:Sheet1.H26">
            <calcext:condition calcext:apply-style-name="壁" calcext:value="=1" calcext:base-cell-address="Sheet1.H8"/>
            <calcext:condition calcext:apply-style-name="壁" calcext:value="=2" calcext:base-cell-address="Sheet1.H8"/>
          </calcext:conditional-format>
          <calcext:conditional-format calcext:target-range-address="Sheet1.I8:Sheet1.I8 Sheet1.I10:Sheet1.I10 Sheet1.I12:Sheet1.I12 Sheet1.I14:Sheet1.I14 Sheet1.I16:Sheet1.I16 Sheet1.I18:Sheet1.I18 Sheet1.I20:Sheet1.I20 Sheet1.I22:Sheet1.I22 Sheet1.I24:Sheet1.I24 Sheet1.I26:Sheet1.I26">
            <calcext:condition calcext:apply-style-name="壁" calcext:value="=1" calcext:base-cell-address="Sheet1.I8"/>
            <calcext:condition calcext:apply-style-name="壁" calcext:value="=2" calcext:base-cell-address="Sheet1.I8"/>
          </calcext:conditional-format>
          <calcext:conditional-format calcext:target-range-address="Sheet1.J8:Sheet1.J8 Sheet1.J10:Sheet1.J10 Sheet1.J12:Sheet1.J12 Sheet1.J14:Sheet1.J14 Sheet1.J16:Sheet1.J16 Sheet1.J18:Sheet1.J18 Sheet1.J20:Sheet1.J20 Sheet1.J22:Sheet1.J22 Sheet1.J24:Sheet1.J24 Sheet1.J26:Sheet1.J26">
            <calcext:condition calcext:apply-style-name="壁" calcext:value="=1" calcext:base-cell-address="Sheet1.J8"/>
            <calcext:condition calcext:apply-style-name="壁" calcext:value="=2" calcext:base-cell-address="Sheet1.J8"/>
          </calcext:conditional-format>
          <calcext:conditional-format calcext:target-range-address="Sheet1.K8:Sheet1.K8 Sheet1.K10:Sheet1.K10 Sheet1.K12:Sheet1.K12 Sheet1.K14:Sheet1.K14 Sheet1.K16:Sheet1.K16 Sheet1.K18:Sheet1.K18 Sheet1.K20:Sheet1.K20 Sheet1.K22:Sheet1.K22 Sheet1.K24:Sheet1.K24 Sheet1.K26:Sheet1.K26">
            <calcext:condition calcext:apply-style-name="壁" calcext:value="=1" calcext:base-cell-address="Sheet1.K8"/>
            <calcext:condition calcext:apply-style-name="壁" calcext:value="=2" calcext:base-cell-address="Sheet1.K8"/>
          </calcext:conditional-format>
          <calcext:conditional-format calcext:target-range-address="Sheet1.L8:Sheet1.L8 Sheet1.L10:Sheet1.L10 Sheet1.L12:Sheet1.L12 Sheet1.L14:Sheet1.L14 Sheet1.L16:Sheet1.L16 Sheet1.L18:Sheet1.L18 Sheet1.L20:Sheet1.L20 Sheet1.L22:Sheet1.L22 Sheet1.L24:Sheet1.L24 Sheet1.L26:Sheet1.L26">
            <calcext:condition calcext:apply-style-name="壁" calcext:value="=1" calcext:base-cell-address="Sheet1.L8"/>
            <calcext:condition calcext:apply-style-name="壁" calcext:value="=2" calcext:base-cell-address="Sheet1.L8"/>
          </calcext:conditional-format>
          <calcext:conditional-format calcext:target-range-address="Sheet1.M8:Sheet1.M8 Sheet1.M10:Sheet1.M10 Sheet1.M12:Sheet1.M12 Sheet1.M14:Sheet1.M14 Sheet1.M16:Sheet1.M16 Sheet1.M18:Sheet1.M18 Sheet1.M20:Sheet1.M20 Sheet1.M22:Sheet1.M22 Sheet1.M24:Sheet1.M24 Sheet1.M26:Sheet1.M26">
            <calcext:condition calcext:apply-style-name="壁" calcext:value="=1" calcext:base-cell-address="Sheet1.M8"/>
            <calcext:condition calcext:apply-style-name="壁" calcext:value="=2" calcext:base-cell-address="Sheet1.M8"/>
          </calcext:conditional-format>
          <calcext:conditional-format calcext:target-range-address="Sheet1.N8:Sheet1.N8 Sheet1.N10:Sheet1.N10 Sheet1.N12:Sheet1.N12 Sheet1.N14:Sheet1.N14 Sheet1.N16:Sheet1.N16 Sheet1.N18:Sheet1.N18 Sheet1.N20:Sheet1.N20 Sheet1.N22:Sheet1.N22 Sheet1.N24:Sheet1.N24 Sheet1.N26:Sheet1.N26">
            <calcext:condition calcext:apply-style-name="壁" calcext:value="=1" calcext:base-cell-address="Sheet1.N8"/>
            <calcext:condition calcext:apply-style-name="壁" calcext:value="=2" calcext:base-cell-address="Sheet1.N8"/>
          </calcext:conditional-format>
          <calcext:conditional-format calcext:target-range-address="Sheet1.O8:Sheet1.O8 Sheet1.O10:Sheet1.O10 Sheet1.O12:Sheet1.O12 Sheet1.O14:Sheet1.O14 Sheet1.O16:Sheet1.O16 Sheet1.O18:Sheet1.O18 Sheet1.O20:Sheet1.O20 Sheet1.O22:Sheet1.O22 Sheet1.O24:Sheet1.O24 Sheet1.O26:Sheet1.O26">
            <calcext:condition calcext:apply-style-name="壁" calcext:value="=1" calcext:base-cell-address="Sheet1.O8"/>
            <calcext:condition calcext:apply-style-name="壁" calcext:value="=2" calcext:base-cell-address="Sheet1.O8"/>
          </calcext:conditional-format>
          <calcext:conditional-format calcext:target-range-address="Sheet1.P8:Sheet1.P8 Sheet1.P10:Sheet1.P10 Sheet1.P12:Sheet1.P12 Sheet1.P14:Sheet1.P14 Sheet1.P16:Sheet1.P16 Sheet1.P18:Sheet1.P18 Sheet1.P20:Sheet1.P20 Sheet1.P22:Sheet1.P22 Sheet1.P24:Sheet1.P24 Sheet1.P26:Sheet1.P26">
            <calcext:condition calcext:apply-style-name="壁" calcext:value="=1" calcext:base-cell-address="Sheet1.P8"/>
            <calcext:condition calcext:apply-style-name="壁" calcext:value="=2" calcext:base-cell-address="Sheet1.P8"/>
          </calcext:conditional-format>
          <calcext:conditional-format calcext:target-range-address="Sheet1.Q8:Sheet1.Q8 Sheet1.Q10:Sheet1.Q10 Sheet1.Q12:Sheet1.Q12 Sheet1.Q14:Sheet1.Q14 Sheet1.Q16:Sheet1.Q16 Sheet1.Q18:Sheet1.Q18 Sheet1.Q20:Sheet1.Q20 Sheet1.Q22:Sheet1.Q22 Sheet1.Q24:Sheet1.Q24 Sheet1.Q26:Sheet1.Q26">
            <calcext:condition calcext:apply-style-name="壁" calcext:value="=1" calcext:base-cell-address="Sheet1.Q8"/>
            <calcext:condition calcext:apply-style-name="壁" calcext:value="=2" calcext:base-cell-address="Sheet1.Q8"/>
          </calcext:conditional-format>
          <calcext:conditional-format calcext:target-range-address="Sheet1.R8:Sheet1.R8 Sheet1.R10:Sheet1.R10 Sheet1.R12:Sheet1.R12 Sheet1.R14:Sheet1.R14 Sheet1.R16:Sheet1.R16 Sheet1.R18:Sheet1.R18 Sheet1.R20:Sheet1.R20 Sheet1.R22:Sheet1.R22 Sheet1.R24:Sheet1.R24 Sheet1.R26:Sheet1.R26">
            <calcext:condition calcext:apply-style-name="壁" calcext:value="=1" calcext:base-cell-address="Sheet1.R8"/>
            <calcext:condition calcext:apply-style-name="壁" calcext:value="=2" calcext:base-cell-address="Sheet1.R8"/>
          </calcext:conditional-format>
          <calcext:conditional-format calcext:target-range-address="Sheet1.S8:Sheet1.S8 Sheet1.S10:Sheet1.S10 Sheet1.S12:Sheet1.S12 Sheet1.S14:Sheet1.S14 Sheet1.S16:Sheet1.S16 Sheet1.S18:Sheet1.S18 Sheet1.S20:Sheet1.S20 Sheet1.S22:Sheet1.S22 Sheet1.S24:Sheet1.S24 Sheet1.S26:Sheet1.S26">
            <calcext:condition calcext:apply-style-name="壁" calcext:value="=1" calcext:base-cell-address="Sheet1.S8"/>
            <calcext:condition calcext:apply-style-name="壁" calcext:value="=2" calcext:base-cell-address="Sheet1.S8"/>
          </calcext:conditional-format>
          <calcext:conditional-format calcext:target-range-address="Sheet1.T8:Sheet1.T8 Sheet1.T10:Sheet1.T10 Sheet1.T12:Sheet1.T12 Sheet1.T14:Sheet1.T14 Sheet1.T16:Sheet1.T16 Sheet1.T18:Sheet1.T18 Sheet1.T20:Sheet1.T20 Sheet1.T22:Sheet1.T22 Sheet1.T24:Sheet1.T24 Sheet1.T26:Sheet1.T26">
            <calcext:condition calcext:apply-style-name="壁" calcext:value="=1" calcext:base-cell-address="Sheet1.T8"/>
            <calcext:condition calcext:apply-style-name="壁" calcext:value="=2" calcext:base-cell-address="Sheet1.T8"/>
          </calcext:conditional-format>
          <calcext:conditional-format calcext:target-range-address="Sheet1.U8:Sheet1.U8 Sheet1.U10:Sheet1.U10 Sheet1.U12:Sheet1.U12 Sheet1.U14:Sheet1.U14 Sheet1.U16:Sheet1.U16 Sheet1.U18:Sheet1.U18 Sheet1.U20:Sheet1.U20 Sheet1.U22:Sheet1.U22 Sheet1.U24:Sheet1.U24 Sheet1.U26:Sheet1.U26">
            <calcext:condition calcext:apply-style-name="壁" calcext:value="=1" calcext:base-cell-address="Sheet1.U8"/>
            <calcext:condition calcext:apply-style-name="壁" calcext:value="=2" calcext:base-cell-address="Sheet1.U8"/>
          </calcext:conditional-format>
          <calcext:conditional-format calcext:target-range-address="Sheet1.V8:Sheet1.V8 Sheet1.V10:Sheet1.V10 Sheet1.V12:Sheet1.V12 Sheet1.V14:Sheet1.V14 Sheet1.V16:Sheet1.V16 Sheet1.V18:Sheet1.V18 Sheet1.V20:Sheet1.V20 Sheet1.V22:Sheet1.V22 Sheet1.V24:Sheet1.V24 Sheet1.V26:Sheet1.V26">
            <calcext:condition calcext:apply-style-name="壁" calcext:value="=1" calcext:base-cell-address="Sheet1.V8"/>
            <calcext:condition calcext:apply-style-name="壁" calcext:value="=2" calcext:base-cell-address="Sheet1.V8"/>
          </calcext:conditional-format>
          <calcext:conditional-format calcext:target-range-address="Sheet1.W8:Sheet1.W8 Sheet1.W10:Sheet1.W10 Sheet1.W12:Sheet1.W12 Sheet1.W14:Sheet1.W14 Sheet1.W16:Sheet1.W16 Sheet1.W18:Sheet1.W18 Sheet1.W20:Sheet1.W20 Sheet1.W22:Sheet1.W22 Sheet1.W24:Sheet1.W24 Sheet1.W26:Sheet1.W26">
            <calcext:condition calcext:apply-style-name="壁" calcext:value="=1" calcext:base-cell-address="Sheet1.W8"/>
            <calcext:condition calcext:apply-style-name="壁" calcext:value="=2" calcext:base-cell-address="Sheet1.W8"/>
          </calcext:conditional-format>
          <calcext:conditional-format calcext:target-range-address="Sheet1.X8:Sheet1.X8 Sheet1.X10:Sheet1.X10 Sheet1.X12:Sheet1.X12 Sheet1.X14:Sheet1.X14 Sheet1.X16:Sheet1.X16 Sheet1.X18:Sheet1.X18 Sheet1.X20:Sheet1.X20 Sheet1.X22:Sheet1.X22 Sheet1.X24:Sheet1.X24 Sheet1.X26:Sheet1.X26">
            <calcext:condition calcext:apply-style-name="壁" calcext:value="=1" calcext:base-cell-address="Sheet1.X8"/>
            <calcext:condition calcext:apply-style-name="壁" calcext:value="=2" calcext:base-cell-address="Sheet1.X8"/>
          </calcext:conditional-format>
          <calcext:conditional-format calcext:target-range-address="Sheet1.Y8:Sheet1.Y8 Sheet1.Y10:Sheet1.Y10 Sheet1.Y12:Sheet1.Y12 Sheet1.Y14:Sheet1.Y14 Sheet1.Y16:Sheet1.Y16 Sheet1.Y18:Sheet1.Y18 Sheet1.Y20:Sheet1.Y20 Sheet1.Y22:Sheet1.Y22 Sheet1.Y24:Sheet1.Y24 Sheet1.Y26:Sheet1.Y26">
            <calcext:condition calcext:apply-style-name="壁" calcext:value="=1" calcext:base-cell-address="Sheet1.Y8"/>
            <calcext:condition calcext:apply-style-name="壁" calcext:value="=2" calcext:base-cell-address="Sheet1.Y8"/>
          </calcext:conditional-format>
          <calcext:conditional-format calcext:target-range-address="Sheet1.Z8:Sheet1.Z8 Sheet1.Z10:Sheet1.Z10 Sheet1.Z12:Sheet1.Z12 Sheet1.Z14:Sheet1.Z14 Sheet1.Z16:Sheet1.Z16 Sheet1.Z18:Sheet1.Z18 Sheet1.Z20:Sheet1.Z20 Sheet1.Z22:Sheet1.Z22 Sheet1.Z24:Sheet1.Z24 Sheet1.Z26:Sheet1.Z26">
            <calcext:condition calcext:apply-style-name="壁" calcext:value="=1" calcext:base-cell-address="Sheet1.Z8"/>
            <calcext:condition calcext:apply-style-name="壁" calcext:value="=2" calcext:base-cell-address="Sheet1.Z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無題1" style:family="table-cell" style:parent-style-name="Default">
      <style:table-cell-properties fo:background-color="#999999"/>
    </style:style>
    <style:style style:name="壁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0000/00/00</text:date>, <text:time style:data-style-name="N2" text:time-value="21:56:57.627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22:42:45.989000000</meta:creation-date>
    <meta:generator>LibreOffice/5.3.2.2$Windows_x86 LibreOffice_project/6cd4f1ef626f15116896b1d8e1398b56da0d0ee1</meta:generator>
    <dc:date>2018-02-11T21:59:03.259000000</dc:date>
    <meta:editing-duration>PT8M58S</meta:editing-duration>
    <meta:editing-cycles>6</meta:editing-cycles>
    <meta:document-statistic meta:table-count="1" meta:cell-count="901" meta:object-count="0"/>
  </office:meta>
</office:document-meta>
</file>